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Menlo, Monaco, Consolas, 'Liberation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officeooo:rsid="00096fd2" officeooo:paragraph-rsid="00096fd2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color="#ff3300"/>
    </style:style>
    <style:style style:name="T2" style:family="text">
      <style:text-properties fo:font-variant="normal" fo:text-transform="none" fo:color="#404040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404040" fo:font-size="9pt" fo:letter-spacing="normal" fo:font-style="normal" fo:font-weight="normal"/>
    </style:style>
    <style:style style:name="T4" style:family="text">
      <style:text-properties fo:font-variant="normal" fo:text-transform="none" fo:color="#404040" fo:letter-spacing="normal" fo:font-style="normal" fo:font-weight="normal"/>
    </style:style>
    <style:style style:name="T5" style:family="text">
      <style:text-properties fo:font-variant="normal" fo:text-transform="none" fo:color="#40404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404040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666666" style:font-name="SFMono-Regular" fo:font-size="9pt" fo:letter-spacing="normal" fo:font-style="normal" fo:font-weight="normal"/>
    </style:style>
    <style:style style:name="T8" style:family="text">
      <style:text-properties fo:font-variant="normal" fo:text-transform="none" fo:color="#666666" fo:font-size="9pt" fo:letter-spacing="normal" fo:font-style="normal" fo:font-weight="normal"/>
    </style:style>
    <style:style style:name="T9" style:family="text">
      <style:text-properties fo:font-variant="normal" fo:text-transform="none" fo:color="#666666" fo:letter-spacing="normal" fo:font-style="normal" fo:font-weight="normal"/>
    </style:style>
    <style:style style:name="T10" style:family="text">
      <style:text-properties fo:font-variant="normal" fo:text-transform="none" fo:color="#666666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666666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ff3300" style:font-name="SFMono-Regular" fo:font-size="9pt" fo:letter-spacing="normal" fo:font-style="normal" fo:font-weight="normal"/>
    </style:style>
    <style:style style:name="T13" style:family="text">
      <style:text-properties fo:font-variant="normal" fo:text-transform="none" fo:color="#ff3300" fo:font-size="9pt" fo:letter-spacing="normal" fo:font-style="normal" fo:font-weight="normal"/>
    </style:style>
    <style:style style:name="T14" style:family="text">
      <style:text-properties fo:font-variant="normal" fo:text-transform="none" fo:color="#ff3300" fo:letter-spacing="normal" fo:font-style="normal" fo:font-weight="normal"/>
    </style:style>
    <style:style style:name="T15" style:family="text">
      <style:text-properties fo:font-variant="normal" fo:text-transform="none" fo:color="#ff3300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ff3300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08050" style:font-name="SFMono-Regular" fo:font-size="9pt" fo:letter-spacing="normal" fo:font-style="normal" fo:font-weight="normal"/>
    </style:style>
    <style:style style:name="T18" style:family="text">
      <style:text-properties fo:font-variant="normal" fo:text-transform="none" fo:color="#208050" fo:font-size="9pt" fo:letter-spacing="normal" fo:font-style="normal" fo:font-weight="normal"/>
    </style:style>
    <style:style style:name="T19" style:family="text">
      <style:text-properties fo:font-variant="normal" fo:text-transform="none" fo:color="#208050" fo:letter-spacing="normal" fo:font-style="normal" fo:font-weight="normal"/>
    </style:style>
    <style:style style:name="T20" style:family="text">
      <style:text-properties fo:font-variant="normal" fo:text-transform="none" fo:color="#208050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08050" fo:letter-spacing="normal" fo:font-style="normal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croPython</text:p>
      <text:p text:style-name="Standard"/>
      <text:p text:style-name="Standard">Vidéo:</text:p>
      <text:p text:style-name="Standard"><text:a xlink:type="simple" xlink:href="https://www.youtube.com/watch?v=dY0QyILX8NA" text:style-name="Internet_20_link" text:visited-style-name="Visited_20_Internet_20_Link"/></text:p>
      <text:p text:style-name="Standard"><text:a xlink:type="simple" xlink:href="https://www.youtube.com/watch?v=dY0QyILX8NA" text:style-name="Internet_20_link" text:visited-style-name="Visited_20_Internet_20_Link">https://www.youtube.com/watch?v=dY0QyILX8NA</text:a></text:p>
      <text:p text:style-name="Standard"/>
      <text:p text:style-name="Standard"/>
      <text:p text:style-name="Standard">&gt; pip3 install esptool</text:p>
      <text:p text:style-name="Standard"/>
      <text:p text:style-name="Standard"/>
      <text:p text:style-name="Standard">Effacer la mémoire flash de l'ESP8266:</text:p>
      <text:p text:style-name="Standard">&gt; esptool.py -p <text:span text:style-name="T1">COM15</text:span> erase_flash </text:p>
      <text:p text:style-name="Standard"/>
      <text:p text:style-name="Standard"/>
      <text:p text:style-name="P3">Charger le firmware:</text:p>
      <text:p text:style-name="P1"><text:span text:style-name="T4">&gt; </text:span><text:span text:style-name="T5">esptool</text:span><text:span text:style-name="T10">.</text:span><text:span text:style-name="T5">py </text:span><text:span text:style-name="T10">--</text:span><text:span text:style-name="T5">port </text:span><text:span text:style-name="T15">COM15</text:span><text:span text:style-name="T5"> </text:span><text:span text:style-name="T10">--</text:span><text:span text:style-name="T5">baud </text:span><text:span text:style-name="T20">115200</text:span><text:span text:style-name="T5"> write_flash </text:span><text:span text:style-name="T10">--</text:span><text:span text:style-name="T5">flash_size</text:span><text:span text:style-name="T10">=</text:span><text:span text:style-name="T5">detect </text:span><text:span text:style-name="T20">0</text:span><text:span text:style-name="T5"> e</text:span><text:span text:style-name="T23">sp8266-20200911-v1.13.bin</text:span></text:p>
      <text:p text:style-name="Standard"/>
      <text:p text:style-name="Standard"/>
      <text:p text:style-name="Standard"/>
      <text:p text:style-name="P2">Test du programme avec l’HyperTerminal</text:p>
      <text:p text:style-name="P2"/>
      <text:p text:style-name="P2">1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Menlo, Monaco, Consolas, 'Liberation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 NORODINE</meta:initial-creator>
    <meta:creation-date>2021-01-24T20:22:42.57</meta:creation-date>
    <dc:date>2021-01-30T10:42:27.464000000</dc:date>
    <meta:editing-duration>PT1H17M13S</meta:editing-duration>
    <meta:editing-cycles>7</meta:editing-cycles>
    <meta:generator>LibreOffice/6.4.0.3$Windows_x86 LibreOffice_project/b0a288ab3d2d4774cb44b62f04d5d28733ac6df8</meta:generator>
    <meta:document-statistic meta:table-count="0" meta:image-count="0" meta:object-count="0" meta:page-count="1" meta:paragraph-count="10" meta:word-count="40" meta:character-count="315" meta:non-whitespace-character-count="286"/>
  </office:meta>
</office:document-meta>
</file>